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1833in"/>
    </style:style>
    <style:style style:name="Table1.B" style:family="table-column">
      <style:table-column-properties style:column-width="2.5007in"/>
    </style:style>
    <style:style style:name="Table1.C" style:family="table-column">
      <style:table-column-properties style:column-width="2.80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er">
      <style:paragraph-properties fo:text-align="end" style:justify-single-word="false"/>
    </style:style>
    <style:style style:name="P2" style:family="paragraph" style:parent-style-name="Footnote">
      <loext:graphic-properties draw:fill="none"/>
      <style:paragraph-properties fo:margin-left="0.5in" fo:margin-right="0in" fo:margin-top="0in" fo:margin-bottom="0in" loext:contextual-spacing="false" fo:line-height="200%" fo:text-align="start" style:justify-single-word="false" fo:orphans="2" fo:widows="2" fo:text-indent="-0.5in" style:auto-text-indent="false" fo:background-color="transparent" text:number-lines="false" text:line-number="0" style:writing-mode="lr-tb">
        <style:tab-stops/>
      </style:paragraph-properties>
      <style:text-properties officeooo:paragraph-rsid="00186e43"/>
    </style:style>
    <style:style style:name="P3" style:family="paragraph" style:parent-style-name="Footnote" style:master-page-name="">
      <loext:graphic-properties draw:fill="none"/>
      <style:paragraph-properties fo:margin-left="0.5in" fo:margin-right="0in" fo:margin-top="0in" fo:margin-bottom="0in" loext:contextual-spacing="false" fo:line-height="200%" fo:text-align="start" style:justify-single-word="false" fo:orphans="2" fo:widows="2" fo:text-indent="-0.5in" style:auto-text-indent="false" style:page-number="auto" fo:background-color="transparent" text:number-lines="false" text:line-number="0" style:writing-mode="lr-tb">
        <style:tab-stops/>
      </style:paragraph-properties>
      <style:text-properties officeooo:rsid="0009c6a8" officeooo:paragraph-rsid="0009c6a8"/>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top="0in" fo:margin-bottom="0in" loext:contextual-spacing="false" fo:line-height="100%"/>
    </style:style>
    <style:style style:name="P6" style:family="paragraph" style:parent-style-name="Standard">
      <style:paragraph-properties fo:margin-top="0in" fo:margin-bottom="0in" loext:contextual-spacing="false" fo:line-height="100%"/>
      <style:text-properties officeooo:paragraph-rsid="000783c7"/>
    </style:style>
    <style:style style:name="P7" style:family="paragraph" style:parent-style-name="Standard">
      <style:paragraph-properties fo:margin-top="0in" fo:margin-bottom="0in" loext:contextual-spacing="false" fo:line-height="100%"/>
      <style:text-properties officeooo:paragraph-rsid="00087708"/>
    </style:style>
    <style:style style:name="P8" style:family="paragraph" style:parent-style-name="Standard">
      <style:paragraph-properties fo:margin-top="0in" fo:margin-bottom="0in" loext:contextual-spacing="false" fo:line-height="100%"/>
    </style:style>
    <style:style style:name="P9" style:family="paragraph" style:parent-style-name="Standard">
      <style:paragraph-properties fo:margin-top="0in" fo:margin-bottom="0in" loext:contextual-spacing="false" fo:line-height="100%"/>
    </style:style>
    <style:style style:name="P10" style:family="paragraph" style:parent-style-name="Standard">
      <style:paragraph-properties fo:margin-top="0in" fo:margin-bottom="0in" loext:contextual-spacing="false" fo:line-height="100%"/>
      <style:text-properties officeooo:paragraph-rsid="0013d7c5"/>
    </style:style>
    <style:style style:name="P11" style:family="paragraph" style:parent-style-name="Standard">
      <loext:graphic-properties draw:fill="solid" draw:fill-color="#ffff00"/>
      <style:paragraph-properties fo:margin-top="0in" fo:margin-bottom="0in" loext:contextual-spacing="false" fo:line-height="100%" fo:background-color="#ffff00"/>
      <style:text-properties officeooo:paragraph-rsid="0013d7c5"/>
    </style:style>
    <style:style style:name="P12" style:family="paragraph" style:parent-style-name="Standard">
      <loext:graphic-properties draw:fill="solid" draw:fill-color="#ffff00"/>
      <style:paragraph-properties fo:margin-top="0in" fo:margin-bottom="0in" loext:contextual-spacing="false" fo:line-height="100%" fo:background-color="#ffff00"/>
      <style:text-properties officeooo:paragraph-rsid="00149645"/>
    </style:style>
    <style:style style:name="P13" style:family="paragraph" style:parent-style-name="Standard">
      <loext:graphic-properties draw:fill="solid" draw:fill-color="#ffff00"/>
      <style:paragraph-properties fo:margin-top="0in" fo:margin-bottom="0in" loext:contextual-spacing="false" fo:line-height="100%" fo:background-color="#ffff00"/>
      <style:text-properties officeooo:paragraph-rsid="0017b636"/>
    </style:style>
    <style:style style:name="P14" style:family="paragraph" style:parent-style-name="Standard">
      <loext:graphic-properties draw:fill="solid" draw:fill-color="#ffff00"/>
      <style:paragraph-properties fo:margin-top="0in" fo:margin-bottom="0in" loext:contextual-spacing="false" fo:line-height="100%" fo:background-color="#ffff00"/>
      <style:text-properties officeooo:paragraph-rsid="00187e2e"/>
    </style:style>
    <style:style style:name="P15" style:family="paragraph" style:parent-style-name="Standard">
      <loext:graphic-properties draw:fill="solid" draw:fill-color="#ffff00"/>
      <style:paragraph-properties fo:margin-top="0in" fo:margin-bottom="0in" loext:contextual-spacing="false" fo:line-height="100%" fo:background-color="#ffff00"/>
      <style:text-properties officeooo:rsid="0013d7c5" officeooo:paragraph-rsid="0013d7c5"/>
    </style:style>
    <style:style style:name="P16" style:family="paragraph" style:parent-style-name="Standard">
      <style:paragraph-properties fo:margin-top="0in" fo:margin-bottom="0in" loext:contextual-spacing="false" fo:line-height="100%"/>
      <style:text-properties fo:language="zxx" fo:country="none" style:language-asian="zxx" style:country-asian="none" style:language-complex="zxx" style:country-complex="none"/>
    </style:style>
    <style:style style:name="P17" style:family="paragraph" style:parent-style-name="Standard">
      <loext:graphic-properties draw:fill="solid" draw:fill-color="#ffff00"/>
      <style:paragraph-properties fo:margin-top="0in" fo:margin-bottom="0in" loext:contextual-spacing="false" fo:line-height="100%" fo:background-color="#ffff00"/>
      <style:text-properties officeooo:rsid="000e1ee7" officeooo:paragraph-rsid="000e1ee7"/>
    </style:style>
    <style:style style:name="P18" style:family="paragraph" style:parent-style-name="Standard">
      <loext:graphic-properties draw:fill="solid" draw:fill-color="#ffff00"/>
      <style:paragraph-properties fo:margin-top="0in" fo:margin-bottom="0in" loext:contextual-spacing="false" fo:line-height="100%" fo:background-color="#ffff00"/>
      <style:text-properties style:use-window-font-color="true" officeooo:rsid="00117310" officeooo:paragraph-rsid="00117310"/>
    </style:style>
    <style:style style:name="P19" style:family="paragraph" style:parent-style-name="Standard">
      <style:paragraph-properties fo:margin-top="0in" fo:margin-bottom="0in" loext:contextual-spacing="false" fo:line-height="100%"/>
      <style:text-properties officeooo:rsid="00149645" officeooo:paragraph-rsid="00149645"/>
    </style:style>
    <style:style style:name="P20" style:family="paragraph" style:parent-style-name="Standard">
      <loext:graphic-properties draw:fill="solid" draw:fill-color="#ffff00"/>
      <style:paragraph-properties fo:margin-top="0in" fo:margin-bottom="0in" loext:contextual-spacing="false" fo:line-height="100%" fo:background-color="#ffff00"/>
      <style:text-properties officeooo:rsid="00149645" officeooo:paragraph-rsid="00149645"/>
    </style:style>
    <style:style style:name="P21" style:family="paragraph" style:parent-style-name="Standard">
      <loext:graphic-properties draw:fill="solid" draw:fill-color="#ffff00"/>
      <style:paragraph-properties fo:margin-top="0in" fo:margin-bottom="0in" loext:contextual-spacing="false" fo:line-height="100%" fo:background-color="#ffff00"/>
      <style:text-properties officeooo:rsid="0017b636" officeooo:paragraph-rsid="0017b636"/>
    </style:style>
    <style:style style:name="P22" style:family="paragraph" style:parent-style-name="Standard">
      <style:paragraph-properties fo:margin-top="0in" fo:margin-bottom="0in" loext:contextual-spacing="false" fo:text-align="center" style:justify-single-word="false"/>
      <style:text-properties officeooo:rsid="0009c6a8" officeooo:paragraph-rsid="0009c6a8"/>
    </style:style>
    <style:style style:name="P23" style:family="paragraph" style:parent-style-name="Standard">
      <style:paragraph-properties fo:margin-top="0in" fo:margin-bottom="0in" loext:contextual-spacing="false" fo:line-height="100%"/>
      <style:text-properties fo:font-weight="normal" style:font-name-asian="Times New Roman1" style:font-weight-asian="normal" style:font-name-complex="Times New Roman1" style:font-weight-complex="normal"/>
    </style:style>
    <style:style style:name="P24" style:family="paragraph" style:parent-style-name="Standard">
      <style:paragraph-properties fo:margin-top="0in" fo:margin-bottom="0in" loext:contextual-spacing="false" fo:line-height="100%" fo:text-align="center" style:justify-single-word="false"/>
      <style:text-properties fo:font-size="10pt" style:font-size-asian="10pt" style:font-size-complex="10pt"/>
    </style:style>
    <style:style style:name="P25" style:family="paragraph" style:parent-style-name="Standard">
      <style:paragraph-properties fo:margin-top="0in" fo:margin-bottom="0in" loext:contextual-spacing="false" fo:line-height="100%"/>
      <style:text-properties fo:font-size="10pt" style:font-size-asian="10pt" style:font-size-complex="10pt"/>
    </style:style>
    <style:style style:name="P26" style:family="paragraph" style:parent-style-name="Standard">
      <style:paragraph-properties fo:margin-top="0in" fo:margin-bottom="0in" loext:contextual-spacing="false" fo:line-height="100%"/>
      <style:text-properties fo:font-size="10pt" style:font-size-asian="10pt" style:font-size-complex="10pt"/>
    </style:style>
    <style:style style:name="P27" style:family="paragraph" style:parent-style-name="Standard">
      <style:paragraph-properties fo:margin-top="0in" fo:margin-bottom="0in" loext:contextual-spacing="false" fo:line-height="100%"/>
      <style:text-properties fo:font-size="10pt" style:font-name-asian="Times New Roman1" style:font-size-asian="10pt" style:font-name-complex="Times New Roman1" style:font-size-complex="10pt"/>
    </style:style>
    <style:style style:name="P28" style:family="paragraph" style:parent-style-name="Standard">
      <style:paragraph-properties fo:margin-top="0in" fo:margin-bottom="0in" loext:contextual-spacing="false" fo:line-height="100%" fo:break-before="page"/>
    </style:style>
    <style:style style:name="P29" style:family="paragraph" style:parent-style-name="Standard">
      <style:paragraph-properties fo:margin-top="0in" fo:margin-bottom="0in" loext:contextual-spacing="false" fo:text-align="center" style:justify-single-word="false" fo:break-before="page"/>
      <style:text-properties officeooo:rsid="0009c6a8" officeooo:paragraph-rsid="0009c6a8"/>
    </style:style>
    <style:style style:name="P30" style:family="paragraph" style:parent-style-name="Standard">
      <style:paragraph-properties fo:margin-top="0in" fo:margin-bottom="0in" loext:contextual-spacing="false" fo:line-height="100%" fo:break-before="page"/>
      <style:text-properties fo:font-size="10pt" style:font-size-asian="10pt" style:font-size-complex="10pt"/>
    </style:style>
    <style:style style:name="P31" style:family="paragraph" style:parent-style-name="Standard" style:master-page-name="Standard">
      <style:paragraph-properties fo:margin-top="0in" fo:margin-bottom="0in" loext:contextual-spacing="false" fo:line-height="100%" fo:text-align="center" style:justify-single-word="false" style:page-number="auto"/>
    </style:style>
    <style:style style:name="P32" style:family="paragraph">
      <loext:graphic-properties draw:fill="solid" draw:fill-color="#ffff00"/>
      <style:paragraph-properties fo:margin-top="0in" fo:margin-bottom="0in" loext:contextual-spacing="false" fo:background-color="#ffff00"/>
    </style:style>
    <style:style style:name="P33" style:family="paragraph" style:parent-style-name="Standard">
      <loext:graphic-properties draw:fill="solid" draw:fill-color="#ffff00"/>
      <style:paragraph-properties fo:margin-left="0in" fo:margin-right="0in" fo:margin-top="0in" fo:margin-bottom="0in" loext:contextual-spacing="false" fo:line-height="100%" fo:text-indent="0in" style:auto-text-indent="false" fo:background-color="#ffff00"/>
      <style:text-properties officeooo:rsid="000e1ee7" officeooo:paragraph-rsid="000e1ee7"/>
    </style:style>
    <style:style style:name="P34" style:family="paragraph" style:parent-style-name="Standard" style:master-page-name="">
      <loext:graphic-properties draw:fill="solid" draw:fill-color="#ffff00"/>
      <style:paragraph-properties fo:margin-left="0in" fo:margin-right="0in" fo:margin-top="0in" fo:margin-bottom="0in" loext:contextual-spacing="false" fo:line-height="100%" fo:text-align="start" style:justify-single-word="false" fo:orphans="2" fo:widows="2" fo:text-indent="0.5in" style:auto-text-indent="false" style:page-number="auto" fo:background-color="#ffff00" style:writing-mode="lr-tb"/>
      <style:text-properties officeooo:rsid="0013d7c5" officeooo:paragraph-rsid="0013d7c5"/>
    </style:style>
    <style:style style:name="P35" style:family="paragraph" style:parent-style-name="Standard" style:master-page-name="">
      <loext:graphic-properties draw:fill="solid" draw:fill-color="#ffff00"/>
      <style:paragraph-properties fo:margin-left="0in" fo:margin-right="0in" fo:margin-top="0in" fo:margin-bottom="0in" loext:contextual-spacing="false" fo:line-height="100%" fo:text-align="start" style:justify-single-word="false" fo:orphans="2" fo:widows="2" fo:text-indent="0.5in" style:auto-text-indent="false" style:page-number="auto" fo:background-color="#ffff00" style:writing-mode="lr-tb"/>
      <style:text-properties officeooo:rsid="000e1ee7" officeooo:paragraph-rsid="0013d7c5"/>
    </style:style>
    <style:style style:name="P36" style:family="paragraph" style:parent-style-name="Standard">
      <loext:graphic-properties draw:fill="solid" draw:fill-color="#ffff00"/>
      <style:paragraph-properties fo:margin-left="0in" fo:margin-right="0in" fo:margin-top="0in" fo:margin-bottom="0in" loext:contextual-spacing="false" fo:line-height="100%" fo:text-align="start" style:justify-single-word="false" fo:orphans="2" fo:widows="2" fo:text-indent="0.5in" style:auto-text-indent="false" fo:background-color="#ffff00" style:writing-mode="lr-tb"/>
      <style:text-properties officeooo:rsid="0013d7c5" officeooo:paragraph-rsid="0013d7c5"/>
    </style:style>
    <style:style style:name="P37" style:family="paragraph" style:parent-style-name="Standard">
      <loext:graphic-properties draw:fill="solid" draw:fill-color="#ffff00"/>
      <style:paragraph-properties fo:margin-left="0in" fo:margin-right="0in" fo:margin-top="0in" fo:margin-bottom="0in" loext:contextual-spacing="false" fo:line-height="100%" fo:text-align="start" style:justify-single-word="false" fo:orphans="2" fo:widows="2" fo:text-indent="0.5in" style:auto-text-indent="false" fo:background-color="#ffff00" style:writing-mode="lr-tb"/>
      <style:text-properties officeooo:rsid="000e1ee7" officeooo:paragraph-rsid="0013d7c5"/>
    </style:style>
    <style:style style:name="T1" style:family="text">
      <style:text-properties fo:font-weight="bold" style:font-name-asian="Times New Roman1" style:font-weight-asian="bold" style:font-name-complex="Times New Roman1"/>
    </style:style>
    <style:style style:name="T2" style:family="text">
      <style:text-properties style:font-name-asian="Times New Roman1" style:font-name-complex="Times New Roman1"/>
    </style:style>
    <style:style style:name="T3" style:family="text">
      <style:text-properties officeooo:rsid="000783c7" style:font-name-asian="Times New Roman1" style:font-name-complex="Times New Roman1"/>
    </style:style>
    <style:style style:name="T4" style:family="text">
      <style:text-properties officeooo:rsid="00087708" style:font-name-asian="Times New Roman1" style:font-name-complex="Times New Roman1"/>
    </style:style>
    <style:style style:name="T5" style:family="text">
      <style:text-properties officeooo:rsid="0009c6a8" style:font-name-asian="Times New Roman1" style:font-name-complex="Times New Roman1"/>
    </style:style>
    <style:style style:name="T6" style:family="text">
      <style:text-properties officeooo:rsid="000b4223" style:font-name-asian="Times New Roman1" style:font-name-complex="Times New Roman1"/>
    </style:style>
    <style:style style:name="T7" style:family="text">
      <style:text-properties style:font-name-asian="Times New Roman1" style:font-name-complex="Times New Roman1"/>
    </style:style>
    <style:style style:name="T8" style:family="text">
      <style:text-properties officeooo:rsid="00149645" style:font-name-asian="Times New Roman1" style:font-name-complex="Times New Roman1"/>
    </style:style>
    <style:style style:name="T9" style:family="text">
      <style:text-properties officeooo:rsid="0017b636" style:font-name-asian="Times New Roman1" style:font-name-complex="Times New Roman1"/>
    </style:style>
    <style:style style:name="T10" style:family="text">
      <style:text-properties officeooo:rsid="001683b2" style:font-name-asian="Times New Roman1" style:font-name-complex="Times New Roman1"/>
    </style:style>
    <style:style style:name="T11" style:family="text">
      <style:text-properties officeooo:rsid="00184af1" style:font-name-asian="Times New Roman1" style:font-name-complex="Times New Roman1"/>
    </style:style>
    <style:style style:name="T12" style:family="text">
      <style:text-properties style:font-name-asian="Times New Roman1" style:font-name-complex="Courier New"/>
    </style:style>
    <style:style style:name="T13" style:family="text">
      <style:text-properties fo:color="#787878" style:font-name-asian="Times New Roman1" style:font-name-complex="Times New Roman1"/>
    </style:style>
    <style:style style:name="T14" style:family="text">
      <style:text-properties fo:color="#941edf" style:font-name-asian="Times New Roman1" style:font-name-complex="Times New Roman1"/>
    </style:style>
    <style:style style:name="T15" style:family="text">
      <style:text-properties fo:color="#000000" style:font-name-asian="Times New Roman1" style:font-name-complex="Times New Roman1"/>
    </style:style>
    <style:style style:name="T16" style:family="text">
      <style:text-properties fo:color="#000000" style:font-name="Monospace" fo:font-size="10pt" style:font-size-asian="10pt"/>
    </style:style>
    <style:style style:name="T17" style:family="text">
      <style:text-properties fo:color="#000000" style:font-name="DejaVu Sans Mono" fo:font-size="10pt" style:font-size-asian="10pt"/>
    </style:style>
    <style:style style:name="T18" style:family="text">
      <style:text-properties fo:color="#fa6400" style:font-name-asian="Times New Roman1" style:font-name-complex="Times New Roman1"/>
    </style:style>
    <style:style style:name="T19" style:family="text">
      <style:text-properties fo:color="#00cb00" style:font-name-asian="Times New Roman1" style:font-name-complex="Times New Roman1"/>
    </style:style>
    <style:style style:name="T20" style:family="text">
      <style:text-properties officeooo:rsid="00087708"/>
    </style:style>
    <style:style style:name="T21" style:family="text">
      <style:text-properties style:text-position="super 58%" fo:font-style="normal" officeooo:rsid="00186e43" style:font-style-asian="normal" style:font-style-complex="normal"/>
    </style:style>
    <style:style style:name="T22" style:family="text">
      <style:text-properties fo:font-style="italic" style:font-style-asian="italic" style:font-style-complex="italic"/>
    </style:style>
    <style:style style:name="T23" style:family="text">
      <style:text-properties fo:font-style="italic" officeooo:rsid="00087708" style:font-style-asian="italic" style:font-style-complex="italic"/>
    </style:style>
    <style:style style:name="T24" style:family="text">
      <style:text-properties fo:font-size="10pt" fo:font-style="italic" officeooo:rsid="00087708" style:font-size-asian="10pt" style:font-style-asian="italic" style:font-size-complex="10pt" style:font-style-complex="italic"/>
    </style:style>
    <style:style style:name="T25" style:family="text">
      <style:text-properties fo:font-style="normal" officeooo:rsid="00087708" style:font-style-asian="normal" style:font-style-complex="normal"/>
    </style:style>
    <style:style style:name="T26" style:family="text">
      <style:text-properties fo:font-style="normal" officeooo:rsid="00186e43" style:font-style-asian="normal" style:font-style-complex="normal"/>
    </style:style>
    <style:style style:name="T27" style:family="text">
      <style:text-properties style:use-window-font-color="true" style:font-name-asian="Times New Roman1" style:font-name-complex="Times New Roman1"/>
    </style:style>
    <style:style style:name="T28" style:family="text">
      <style:text-properties style:use-window-font-color="true" officeooo:rsid="0013d7c5" style:font-name-asian="Times New Roman1" style:font-name-complex="Times New Roman1"/>
    </style:style>
    <style:style style:name="T29" style:family="text">
      <style:text-properties style:font-name="DejaVu Sans Mono"/>
    </style:style>
    <style:style style:name="T30" style:family="text">
      <style:text-properties style:font-name="DejaVu Sans Mono" style:font-name-asian="Times New Roman1" style:font-name-complex="Times New Roman1"/>
    </style:style>
    <style:style style:name="T31" style:family="text">
      <style:text-properties officeooo:rsid="0010081d"/>
    </style:style>
    <style:style style:name="T32" style:family="text">
      <style:text-properties fo:language="zxx" fo:country="none" style:font-name-asian="Times New Roman1" style:language-asian="zxx" style:country-asian="none" style:font-name-complex="Times New Roman1" style:language-complex="zxx" style:country-complex="none"/>
    </style:style>
    <style:style style:name="T33" style:family="text">
      <style:text-properties fo:font-weight="normal" officeooo:rsid="00187e2e" style:font-name-asian="Times New Roman1" style:font-weight-asian="normal" style:font-name-complex="Times New Roman1" style:font-weight-complex="normal"/>
    </style:style>
    <style:style style:name="T34" style:family="text">
      <style:text-properties fo:font-weight="normal" officeooo:rsid="001a2798" style:font-name-asian="Times New Roman1" style:font-weight-asian="normal" style:font-name-complex="Times New Roman1"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Homework 2</text:span></text:p>
      <text:p text:style-name="P6"><text:span text:style-name="T2">1. (10 pts) What are the diagrams defined in the UML Standard. Give a one or two sentence description of each one.</text:span></text:p>
      <text:p text:style-name="P6"><text:span text:style-name="T2"/></text:p>
      <text:p text:style-name="Standard"><text:span text:style-name="T5">I</text:span><text:span text:style-name="T3">n the UML Standard, “</text:span><text:span text:style-name="T5">there</text:span><text:span text:style-name="T3"> are </text:span><text:span text:style-name="T5">two major kinds of diagram types:</text:span><text:span text:style-name="T3"> <text:s/></text:span><text:span text:style-name="T5">s</text:span><text:span text:style-name="T3">tructure </text:span><text:span text:style-name="T5">diagrams </text:span><text:span text:style-name="T4">and </text:span><text:span text:style-name="T5">b</text:span><text:span text:style-name="T4">ehavior </text:span><text:span text:style-name="T5">diagrams”</text:span><text:span text:style-name="T4"> </text:span><text:span text:style-name="T5">(Object Management Group, 2017, </text:span><text:span text:style-name="T6">P</text:span><text:span text:style-name="T5">. 727, </text:span><text:span text:style-name="T6">Para. 1</text:span><text:span text:style-name="T5">)</text:span><text:span text:style-name="T3">. </text:span><text:span text:style-name="T5">Structure diagrams are for static elements. <text:s/>These are very similar to blueprints for a building: <text:s/>they may show all the rooms, the objects inside the room, and possibly the elements and “functions” of the objects and rooms. These diagrams often show relationships, as well. <text:s/>Behavior diagrams, on the other hand, are for the dynamic elements. <text:s/>These diagrams show how the related objects perform or interact. <text:s/></text:span><text:span text:style-name="T6">To stay with the blueprint example, a behavior diagram would illustrate why and/or how the shower gets hot/cold when someone flushes a toilet. <text:s/>I’ve seen some online sources giving a third diagram type, interaction diagram, but according to the standard, this is a subcategory of behavior diagrams (Object Management Group, 2017, pg. 727, Figure A.5).</text:span></text:p>
      <text:p text:style-name="P7"><text:span text:style-name="T2"/></text:p>
      <text:p text:style-name="P7"><text:span text:style-name="T2">2. (10 pts) Given the following code, how should the toString methods in the classes H2ClassA and H2ClassB be written to give the indicated output and take advantage of the natural toString method in H2ClassB?</text:span></text:p>
      <text:p text:style-name="P7"><text:span text:style-name="T2"/></text:p>
      <text:p text:style-name="P16"><text:span text:style-name="T13">1  </text:span><text:span text:style-name="T14">import</text:span><text:span text:style-name="T15"> java.util.ArrayList;<text:line-break/></text:span><text:span text:style-name="T13">2 <text:line-break/>3  </text:span><text:span text:style-name="T14">public</text:span><text:span text:style-name="T15"> </text:span><text:span text:style-name="T14">class</text:span><text:span text:style-name="T15"> H2ClassA {<text:line-break/></text:span><text:span text:style-name="T13">4    </text:span><text:span text:style-name="T15">ArrayList &lt;H2ClassB&gt; list = </text:span><text:span text:style-name="T14">new</text:span><text:span text:style-name="T15"> ArrayList &lt;H2ClassB&gt; ();<text:line-break/></text:span><text:span text:style-name="T13">5 </text:span><text:span text:style-name="T15"><text:line-break/></text:span><text:span text:style-name="T13">6    </text:span><text:span text:style-name="T14">public</text:span><text:span text:style-name="T15"> </text:span><text:span text:style-name="T14">static</text:span><text:span text:style-name="T15"> </text:span><text:span text:style-name="T14">void</text:span><text:span text:style-name="T15"> main (String args []) {<text:line-break/></text:span><text:span text:style-name="T13">7      </text:span><text:span text:style-name="T15">H2ClassA y = </text:span><text:span text:style-name="T14">new</text:span><text:span text:style-name="T15"> H2ClassA ();<text:line-break/></text:span><text:span text:style-name="T13">8 </text:span><text:span text:style-name="T27">   </text:span><text:span text:style-name="T13">  </text:span><text:span text:style-name="T14">int</text:span><text:span text:style-name="T15"> [] v = {4, 3, 7, 5, 99, 3};<text:line-break/></text:span><text:span text:style-name="T13">9      </text:span><text:span text:style-name="T14">for</text:span><text:span text:style-name="T15"> (</text:span><text:span text:style-name="T14">int</text:span><text:span text:style-name="T15"> m: v) <text:line-break/></text:span><text:span text:style-name="T13">10       </text:span><text:span text:style-name="T15">y.list.add (</text:span><text:span text:style-name="T14">new</text:span><text:span text:style-name="T15"> H2ClassB (m));<text:line-break/></text:span><text:span text:style-name="T13">11     </text:span><text:span text:style-name="T15">System.out.println (y);<text:line-break/></text:span><text:span text:style-name="T13">12   </text:span><text:span text:style-name="T15">} </text:span><text:span text:style-name="T18">// end main<text:line-break/></text:span><text:span text:style-name="T13">13 </text:span><text:span text:style-name="T15"><text:line-break/></text:span><text:span text:style-name="T13">14 </text:span><text:span text:style-name="T15">} </text:span><text:span text:style-name="T18">// end class H2ClassA<text:line-break/></text:span><text:span text:style-name="T13">15 <text:line-break/>16 </text:span><text:span text:style-name="T14">class</text:span><text:span text:style-name="T15"> H2ClassB {<text:line-break/></text:span><text:span text:style-name="T13">17   </text:span><text:span text:style-name="T14">int</text:span><text:span text:style-name="T15"> x;<text:line-break/></text:span><text:span text:style-name="T13">18   </text:span><text:span text:style-name="T15">H2ClassB (</text:span><text:span text:style-name="T14">int</text:span><text:span text:style-name="T15"> a) { x = a;}<text:line-break/></text:span><text:span text:style-name="T13">19 </text:span><text:span text:style-name="T15">} </text:span><text:span text:style-name="T18">// end H2ClassB</text:span></text:p>
      <text:p text:style-name="P16"><text:span text:style-name="T18"/></text:p>
      <text:p text:style-name="P5"><text:span text:style-name="T2">OUTPUT:</text:span></text:p>
      <text:p text:style-name="P5"><text:span text:style-name="T2"/></text:p>
      <text:p text:style-name="P5"><text:span text:style-name="T12">4 3 7 5 99 3 </text:span></text:p>
      <text:p text:style-name="P5"><text:span text:style-name="T12"/></text:p>
      <text:p text:style-name="P17"><text:span text:style-name="T2">To produce the same output, H2ClassB’s toString method should be written as “</text:span><text:span text:style-name="T30">public String toString() { return String.valueOf(x); }.</text:span><text:span text:style-name="T2">” This takes advantage of the “natural” toString method of x. <text:s/>The toString method of H2ClassA requires a bit more work to match the desired output and should be written as :</text:span></text:p>
      <text:p text:style-name="P35"><text:soft-page-break/><text:span text:style-name="T30">public String toString() {</text:span></text:p>
      <text:p text:style-name="P37"><text:span text:style-name="T30"><text:s text:c="2"/>StringBuffer output = new StringBuffer();</text:span></text:p>
      <text:p text:style-name="P37"><text:span text:style-name="T30"><text:s text:c="2"/>for (H2ClassB b: list) {</text:span></text:p>
      <text:p text:style-name="P37"><text:span text:style-name="T30"><text:s text:c="4"/>output.append(b.toString());</text:span></text:p>
      <text:p text:style-name="P37"><text:span text:style-name="T30"><text:s text:c="4"/>if (list.indexOf(b) &lt; list.size()) {</text:span></text:p>
      <text:p text:style-name="P37"><text:span text:style-name="T30"><text:s text:c="6"/>output.append(“ “);</text:span></text:p>
      <text:p text:style-name="P37"><text:span text:style-name="T30"><text:s text:c="4"/>}</text:span></text:p>
      <text:p text:style-name="P37"><text:span text:style-name="T30"><text:s text:c="2"/>}</text:span></text:p>
      <text:p text:style-name="P37"><text:span text:style-name="T30"><text:s text:c="2"/>return output.toString();</text:span></text:p>
      <text:p text:style-name="P37"><text:span text:style-name="T30">}</text:span></text:p>
      <text:p text:style-name="P33">While it is possible to simplify this to “<text:span text:style-name="T29">public String toString() { return list.toString(); }</text:span>,” <text:span text:style-name="T31">doing so surrounds the output in brackets and places commas between each element. In other words, it would output “</text:span><text:span text:style-name="T17">[4, 3, 7, 55, 99, 3]</text:span><text:span text:style-name="T16">.”</text:span></text:p>
      <text:p text:style-name="P5"><text:span text:style-name="T2"/></text:p>
      <text:p text:style-name="P5"><text:span text:style-name="T2">3. (10 pts) How can the following code be corrected? Give at least two good answers.</text:span></text:p>
      <text:p text:style-name="P5"><text:span text:style-name="T2"/></text:p>
      <text:p text:style-name="P5"><text:span text:style-name="T13">1 </text:span><text:span text:style-name="T14">public</text:span><text:span text:style-name="T15"> </text:span><text:span text:style-name="T14">class</text:span><text:span text:style-name="T15"> H2ClassC {<text:line-break/></text:span><text:span text:style-name="T13">2   </text:span><text:span text:style-name="T15">H2ClassC (</text:span><text:span text:style-name="T14">int</text:span><text:span text:style-name="T15"> a) {}<text:line-break/></text:span><text:span text:style-name="T13">3 </text:span><text:span text:style-name="T15">} </text:span><text:span text:style-name="T18">// end class H2ClassC<text:line-break/></text:span><text:span text:style-name="T13">4 <text:line-break/>5 </text:span><text:span text:style-name="T14">class</text:span><text:span text:style-name="T15"> H2ClassD </text:span><text:span text:style-name="T14">extends</text:span><text:span text:style-name="T15"> H2ClassC{<text:line-break/></text:span><text:span text:style-name="T13">6 </text:span><text:span text:style-name="T15">} </text:span><text:span text:style-name="T18">// end class H2ClassD</text:span></text:p>
      <text:p text:style-name="P5"><text:span text:style-name="T18"/></text:p>
      <text:p text:style-name="P18"><text:span text:style-name="T2">One potential way to correct the code would be to add a constructor with a single int parameter to the H2ClassD class. For example, “H2ClassD (int a) { super(a); }.” <text:s/>Another potential way to correct the code would be to add an argument-less constructor to the H2ClassC class, like “H2ClassC () {}.” <text:s/>This type of constructor is implicitly defined if and only if there are no explicitly defined constructors, like H2ClassD. <text:s/>Since H2ClassC has a constructor explicitly defined, this “empty” constructor would need to be present to take advantage of H2ClassD’s implicit constructor. <text:s/>Also, if H2ClassC and H2ClassD are in different packages, H2ClassC’s constructors would also need to be prepended with “public.”</text:span></text:p>
      <text:p text:style-name="P5"/>
      <text:p text:style-name="P28"><text:span text:style-name="T2">4. (10 pts) Why does the following code give a compiler error? How should it be fixed?</text:span></text:p>
      <text:p text:style-name="P5"><text:span text:style-name="T2"/></text:p>
      <text:p text:style-name="P5"><text:span text:style-name="T13">1  </text:span><text:span text:style-name="T14">public</text:span><text:span text:style-name="T15"> </text:span><text:span text:style-name="T14">class</text:span><text:span text:style-name="T15"> H2ClassE {<text:line-break/></text:span><text:span text:style-name="T13">2    </text:span><text:span text:style-name="T14">int</text:span><text:span text:style-name="T15"> x, y, z;<text:line-break/></text:span><text:span text:style-name="T13">3 </text:span><text:span text:style-name="T15"><text:line-break/></text:span><text:span text:style-name="T13">4    </text:span><text:span text:style-name="T15">H2ClassE (</text:span><text:span text:style-name="T14">int</text:span><text:span text:style-name="T15"> a) {<text:line-break/></text:span><text:span text:style-name="T13">5      </text:span><text:span text:style-name="T15">x = a;<text:line-break/></text:span><text:span text:style-name="T13">6      </text:span><text:span text:style-name="T14">this</text:span><text:span text:style-name="T15"> (5, 12);<text:line-break/></text:span><text:span text:style-name="T13">7    </text:span><text:span text:style-name="T15">}<text:line-break/></text:span><text:span text:style-name="T13">8 <text:line-break/>9    </text:span><text:span text:style-name="T15">H2ClassE (</text:span><text:span text:style-name="T14">int</text:span><text:span text:style-name="T15"> b, </text:span><text:span text:style-name="T14">int</text:span><text:span text:style-name="T15"> c) {<text:line-break/></text:span><text:span text:style-name="T13">10     </text:span><text:span text:style-name="T15">y = b;<text:line-break/></text:span><text:span text:style-name="T13">11     </text:span><text:span text:style-name="T15">z = c;<text:line-break/></text:span><text:span text:style-name="T13">12  </text:span><text:span text:style-name="T15"> }<text:line-break/></text:span><text:span text:style-name="T13">13 </text:span><text:span text:style-name="T15">} </text:span><text:span text:style-name="T18">// end class H2ClassE</text:span></text:p>
      <text:p text:style-name="P5"><text:span text:style-name="T18"/></text:p>
      <text:p text:style-name="P15">The code gives a compiler error because the statements in the H2ClassE(int) constructor are not in the proper order. <text:s/>Constructor statements must follow a predefined order: <text:s/>calls to super, calls to other constructors in class, and, finally, all other statements. <text:s/>That said, the code can be fixed by switching lines 5 and 6.<text:line-break/>The fixed constructor:</text:p>
      <text:p text:style-name="P34">H2ClassE (int a) {</text:p>
      <text:p text:style-name="P36"><text:s text:c="2"/>this (5, 12);</text:p>
      <text:p text:style-name="P36"><text:s text:c="2"/>x = a;</text:p>
      <text:p text:style-name="P36">}</text:p>
      <text:p text:style-name="P5"><text:span text:style-name="T2"/></text:p>
      <text:p text:style-name="P5"><text:span text:style-name="T2">5. (10 pts) What is wrong with the following declaration? How should it be fixed?</text:span></text:p>
      <text:p text:style-name="P5"><text:span text:style-name="T2"/></text:p>
      <text:p text:style-name="P10"><text:span text:style-name="T2">public static final int myNumber = 17.36;</text:span></text:p>
      <text:p text:style-name="P10"><text:span text:style-name="T13"/></text:p>
      <text:p text:style-name="P11"><text:span text:style-name="T28">The declaration contains a semantic error and a conventional error. <text:s/>The semantic error is a type mismatch error which can be resolved by either changing the value to an integer or by changing the type to float or double. <text:s/>The conventional error can be ignored as it has no effect on function, but should be resolved to adhere to industry standards. <text:s/>This error can be resolved by capitalizing all letters in the name and separating words with underscores, like “MY_NUMBER” (see </text:span><text:a xlink:type="simple" xlink:href="http://java.sun.com/docs/codeconv/html/CodeConvention.doc8.html" text:style-name="Internet_20_link" text:visited-style-name="Visited_20_Internet_20_Link">http://java.sun.com/docs/codeconv/html/CodeConvention.doc8.html</text:a><text:span text:style-name="T28"> or </text:span><text:a xlink:type="simple" xlink:href="https://google.github.io/styleguide/javaguide.html#S5.2.4-constant-names" text:style-name="Internet_20_link" text:visited-style-name="Visited_20_Internet_20_Link">https://google.github.io/styleguide/javaguide.html#S5.2.4-constant-names</text:a><text:span text:style-name="T28">).</text:span></text:p>
      <text:p text:style-name="P5"><text:span text:style-name="T2"/></text:p>
      <text:p text:style-name="P28"><text:span text:style-name="T2">6. (10 pts) What is wrong with the following code? How should it be fixed?</text:span></text:p>
      <text:p text:style-name="P5"><text:span text:style-name="T2"/></text:p>
      <text:p text:style-name="P5"><text:span text:style-name="T13">1 </text:span><text:span text:style-name="T14">public</text:span><text:span text:style-name="T15"> </text:span><text:span text:style-name="T14">class</text:span><text:span text:style-name="T15"> H2ClassG {<text:line-break/></text:span><text:span text:style-name="T13">2   </text:span><text:span text:style-name="T14">final</text:span><text:span text:style-name="T15"> </text:span><text:span text:style-name="T14">int</text:span><text:span text:style-name="T15"> x;<text:line-break/></text:span><text:span text:style-name="T13">3 </text:span><text:span text:style-name="T15"><text:line-break/></text:span><text:span text:style-name="T13">4   </text:span><text:span text:style-name="T15">H2ClassG () {}<text:line-break/></text:span><text:span text:style-name="T13">5   </text:span><text:span text:style-name="T15">H2ClassG (</text:span><text:span text:style-name="T14">int</text:span><text:span text:style-name="T15"> a) {x = a;}<text:line-break/></text:span><text:span text:style-name="T13">6 </text:span><text:span text:style-name="T15">} </text:span><text:span text:style-name="T18">// end class H2ClassG</text:span></text:p>
      <text:p text:style-name="P19"><text:span text:style-name="T2"/></text:p>
      <text:p text:style-name="P12"><text:span text:style-name="T8">Since the instance variable “x” is declared final, it must be assigned a value. <text:s/>While this is done in the H2ClassG (int) constructor, it was not done in the H2ClassG () constructor. <text:s/>This could be fixed by performing any one of three things: (1) adding and assignment statement to the argument-less constructor, like “x = 10;”, (2) removing the “final” keyword from the variable declaration, or (3) removing the assignment statement from the H2ClassG(int) constructor and appending the variable declaration with an assignment to read, as an example, “final int x = 10.”</text:span></text:p>
      <text:p text:style-name="P19"><text:span text:style-name="T2"/></text:p>
      <text:p text:style-name="P5"><text:span text:style-name="T2">7. (10 pts) What is wrong with the following code? How should it be fixed?</text:span></text:p>
      <text:p text:style-name="P5"><text:span text:style-name="T2"/></text:p>
      <text:p text:style-name="P5"><text:span text:style-name="T13">1 </text:span><text:span text:style-name="T14">public</text:span><text:span text:style-name="T15"> </text:span><text:span text:style-name="T14">class</text:span><text:span text:style-name="T15"> H2ClassH {<text:line-break/></text:span><text:span text:style-name="T13">2   </text:span><text:span text:style-name="T14">final</text:span><text:span text:style-name="T15"> </text:span><text:span text:style-name="T14">int</text:span><text:span text:style-name="T15"> x;<text:line-break/></text:span><text:span text:style-name="T13">3 </text:span><text:span text:style-name="T15"><text:line-break/></text:span><text:span text:style-name="T13">4   </text:span><text:span text:style-name="T14">int</text:span><text:span text:style-name="T15"> H2ClassH () {<text:line-break/></text:span><text:span text:style-name="T13">5     </text:span><text:span text:style-name="T14">if</text:span><text:span text:style-name="T15"> (x == 7) </text:span><text:span text:style-name="T14">return</text:span><text:span text:style-name="T15"> 1;<text:line-break/></text:span><text:span text:style-name="T13">6     </text:span><text:span text:style-name="T14">return</text:span><text:span text:style-name="T15"> 2;<text:line-break/></text:span><text:span text:style-name="T13">7   </text:span><text:span text:style-name="T15">} </text:span><text:span text:style-name="T18">// end<text:line-break/></text:span><text:span text:style-name="T13">8 </text:span><text:span text:style-name="T15">} </text:span><text:span text:style-name="T18">// end class H2ClassH</text:span></text:p>
      <text:p text:style-name="P5"><text:span text:style-name="T2"/></text:p>
      <text:p text:style-name="P20"><text:span text:style-name="T2">The code has a syntax error and a conventional error. <text:s/>The syntax error is an uninitiated variable error which can be resolved by assigning a value to “x” at its declaration, similar to resolution 3 of problem 6. <text:s/>Another option is to remove the “final” keyword, add an int parameter to the “int H2ClassH ()” method, and assign the value of the parameter to the variable “x”. <text:s/>The conventional error can be resolved by simply making the first character in the H2ClassH() method’s name lowercase, like “int h2ClassH ().”</text:span></text:p>
      <text:p text:style-name="P5"><text:span text:style-name="T2"/></text:p>
      <text:p text:style-name="P5"><text:span text:style-name="T2"/></text:p>
      <text:p text:style-name="P28"><text:span text:style-name="T2">8. (10 pts) What is wrong with the following code? x should be given a value of 24. What are two ways this can be legally accomplished?</text:span></text:p>
      <text:p text:style-name="P5"><text:span text:style-name="T2"/></text:p>
      <text:p text:style-name="P16"><text:span text:style-name="T13">1 </text:span><text:span text:style-name="T14">public</text:span><text:span text:style-name="T15"> </text:span><text:span text:style-name="T14">class</text:span><text:span text:style-name="T15"> H2ClassI {</text:span><text:span text:style-name="T2"><text:line-break/></text:span><text:span text:style-name="T13">2   </text:span><text:span text:style-name="T14">final</text:span><text:span text:style-name="T15"> </text:span><text:span text:style-name="T14">int</text:span><text:span text:style-name="T15"> x;</text:span><text:span text:style-name="T2"><text:line-break/></text:span><text:span text:style-name="T13">3 </text:span><text:span text:style-name="T2"><text:line-break/></text:span><text:span text:style-name="T13">4   </text:span><text:span text:style-name="T14">public</text:span><text:span text:style-name="T15"> </text:span><text:span text:style-name="T14">static</text:span><text:span text:style-name="T15"> </text:span><text:span text:style-name="T14">void</text:span><text:span text:style-name="T15"> main (String args []) {</text:span><text:span text:style-name="T2"><text:line-break/></text:span><text:span text:style-name="T13">5     </text:span><text:span text:style-name="T15">H2ClassI h = </text:span><text:span text:style-name="T14">new</text:span><text:span text:style-name="T15"> H2ClassI ();</text:span><text:span text:style-name="T2"><text:line-break/></text:span><text:span text:style-name="T13">6     </text:span><text:span text:style-name="T15">h.x = 24;</text:span><text:span text:style-name="T2"><text:line-break/></text:span><text:span text:style-name="T13">7   </text:span><text:span text:style-name="T15">} </text:span><text:span text:style-name="T18">// end main</text:span><text:span text:style-name="T2"><text:line-break/></text:span><text:span text:style-name="T13">8 </text:span><text:span text:style-name="T15">} </text:span><text:span text:style-name="T18">// end class H2ClassI</text:span></text:p>
      <text:p text:style-name="P5"><text:span text:style-name="T18"/></text:p>
      <text:p text:style-name="P13"><text:span text:style-name="T10">The code will fail to compile </text:span><text:span text:style-name="T9">because the instance variable “x” of H2ClassI is labeled “final” and is not assigned a variable at declaration nor in a constructor</text:span><text:span text:style-name="T10">. <text:s/></text:span><text:span text:style-name="T9">One way would be to define the variable at declaration, like “final int x = 24;”. <text:s/>Another way would be to define the argumentless constructor and define “x” within it, like:<text:line-break/><text:tab/>public H2ClassI () {<text:line-break/><text:tab/> <text:s/>x = 24;<text:line-break/><text:tab/>}<text:line-break/>With either of these methods, line 6, “h.x = 24;”, must be removed. <text:s/>This is because the variable cannot be changed after it has been assigned a value due to the “final” label.</text:span></text:p>
      <text:p text:style-name="P5"><text:span text:style-name="T2"/></text:p>
      <text:p text:style-name="P5"><text:span text:style-name="T2">9. (10 pts) What is wrong with the following code? Give two effective ways to fix it.</text:span></text:p>
      <text:p text:style-name="P5"><text:span text:style-name="T2"/></text:p>
      <text:p text:style-name="P16"><text:span text:style-name="T13">1  </text:span><text:span text:style-name="T14">import</text:span><text:span text:style-name="T15"> javax.swing.*;</text:span><text:span text:style-name="T2"><text:line-break/></text:span><text:span text:style-name="T13">2  </text:span><text:span text:style-name="T14">import</text:span><text:span text:style-name="T15"> java.awt.event.*;</text:span><text:span text:style-name="T2"><text:line-break/></text:span><text:span text:style-name="T13">3 </text:span><text:span text:style-name="T2"><text:line-break/></text:span><text:span text:style-name="T13">4  </text:span><text:span text:style-name="T14">public</text:span><text:span text:style-name="T15"> </text:span><text:span text:style-name="T14">class</text:span><text:span text:style-name="T15"> H2ClassJ </text:span><text:span text:style-name="T14">extends</text:span><text:span text:style-name="T15"> JFrame {</text:span><text:span text:style-name="T2"><text:line-break/></text:span><text:span text:style-name="T13">5    </text:span><text:span text:style-name="T14">public</text:span><text:span text:style-name="T15"> </text:span><text:span text:style-name="T14">static</text:span><text:span text:style-name="T15"> </text:span><text:span text:style-name="T14">final</text:span><text:span text:style-name="T15"> </text:span><text:span text:style-name="T14">long</text:span><text:span text:style-name="T15"> serialVersionUID = 22;</text:span><text:span text:style-name="T2"><text:line-break/></text:span><text:span text:style-name="T13">6 </text:span><text:span text:style-name="T2"><text:line-break/></text:span><text:span text:style-name="T13">7    </text:span><text:span text:style-name="T14">public</text:span><text:span text:style-name="T15"> H2ClassJ () {</text:span><text:span text:style-name="T2"><text:line-break/></text:span><text:span text:style-name="T13">8      </text:span><text:span text:style-name="T15">addMouseListener (</text:span><text:span text:style-name="T14">new</text:span><text:span text:style-name="T15"> MouseListener () {</text:span><text:span text:style-name="T2"><text:line-break/></text:span><text:span text:style-name="T13">9        </text:span><text:span text:style-name="T14">public</text:span><text:span text:style-name="T15"> </text:span><text:span text:style-name="T14">void</text:span><text:span text:style-name="T15"> mouseClicked (MouseEvent e) {}</text:span><text:span text:style-name="T2"><text:line-break/></text:span><text:span text:style-name="T13">10     </text:span><text:span text:style-name="T15">});</text:span><text:span text:style-name="T2"><text:line-break/></text:span><text:span text:style-name="T13">11   </text:span><text:span text:style-name="T15">} </text:span><text:span text:style-name="T18">// end constructor</text:span><text:span text:style-name="T2"><text:line-break/></text:span><text:span text:style-name="T13">12 </text:span><text:span text:style-name="T2"><text:line-break/></text:span><text:span text:style-name="T13">13 </text:span><text:span text:style-name="T15">} </text:span><text:span text:style-name="T18">// end class H2ClassJ</text:span></text:p>
      <text:p text:style-name="P5"><text:span text:style-name="T18"/></text:p>
      <text:p text:style-name="P21"><text:span text:style-name="T2">The code will fail to compile because the anonymous object created by “new MouseListener()” does not implement all of the required methods. <text:s/>One way to resolve this would be to define the missing methods, namely </text:span><text:span text:style-name="T11">mouseEntered(MouseEvent e), mouseExited(MouseEvent e), mousePressed(MouseEvent e), mouseReleased(MouseEvent e). <text:s/>This is obviously a lot more code than the programmer was wishing to use. <text:s/>Luckily, Java has included another resolution: the MouseAdapter class. <text:s/>The MouseAdapter class defines empty methods for every abstract method in the MouseListener interface (Oracle, 2020). <text:s/>This is extremely useful with anonymous classes in which only one method is needed.</text:span></text:p>
      <text:p text:style-name="P5"><text:span text:style-name="T2"/></text:p>
      <text:p text:style-name="P5"><text:soft-page-break/><text:span text:style-name="T2">10. (10 pts) Why does the following code give a compiler warning? </text:span><text:span text:style-name="T32">(Use javac -Xlint)</text:span><text:span text:style-name="T2"> How should it be fixed?</text:span></text:p>
      <text:p text:style-name="P5"><text:span text:style-name="T2"/></text:p>
      <text:p text:style-name="P16"><text:span text:style-name="T13">1 </text:span><text:span text:style-name="T14">import</text:span><text:span text:style-name="T15"> javax.swing.*;<text:line-break/></text:span><text:span text:style-name="T13">2 <text:line-break/>3 </text:span><text:span text:style-name="T14">public</text:span><text:span text:style-name="T15"> </text:span><text:span text:style-name="T14">class</text:span><text:span text:style-name="T15"> H2ClassK {<text:line-break/></text:span><text:span text:style-name="T13">4   </text:span><text:span text:style-name="T15">String [] sa = {</text:span><text:span text:style-name="T19">"a"</text:span><text:span text:style-name="T15">, </text:span><text:span text:style-name="T19">"b"</text:span><text:span text:style-name="T15">, </text:span><text:span text:style-name="T19">"c"</text:span><text:span text:style-name="T15">};<text:line-break/></text:span><text:span text:style-name="T13">5   </text:span><text:span text:style-name="T15">JComboBox jcbA = </text:span><text:span text:style-name="T14">new</text:span><text:span text:style-name="T15"> JComboBox (sa);<text:line-break/></text:span><text:span text:style-name="T13">6 </text:span><text:span text:style-name="T15">} </text:span><text:span text:style-name="T18">// end class H2ClassK</text:span></text:p>
      <text:p text:style-name="P23"/>
      <text:p text:style-name="P14"><text:span text:style-name="T33">The code gives a compile warning because the element type is not defined for the JComboBox element. <text:s/>JComboBox is a generic class, meaning it can be initialized using any type of element. <text:s/>The elements’ type must be defined within angle brackets, or “&lt;&gt;”. <text:s/>Since the elements of the array “sa” are String Objects, line 5 should be changed to read “JComboBox&lt;String&gt; jcbA = new JComboBox&lt;String&gt; (sa);” or “JComboBox&lt;String&gt; jcbA = new JComboBox&lt;&gt; (sa);”. <text:s/>The second angle brackets can be left empty, because the type is defined with the object type. <text:s/>It is helpful to include the type within the initialization when it is separate from the declaration. <text:s/>For example:<text:line-break/><text:tab/>JComboBox&lt;String&gt; jcbA;<text:line-break/><text:tab/># some other class variables<text:line-break/><text:line-break/><text:tab/># argument-less constructor<text:line-break/><text:tab/>public H2ClassK () {</text:span></text:p>
      <text:p text:style-name="P14"><text:span text:style-name="T33"><text:tab/><text:tab/>jcbA = new JComboBox&lt;String&gt; (<text:line-break/><text:tab/><text:tab/><text:tab/></text:span><text:span text:style-name="T34">new String{}{“a”, ”b”, “c”});<text:line-break/><text:tab/>}</text:span><text:span text:style-name="T33"><text:line-break/><text:tab/><text:line-break/><text:tab/>public H2ClassK (String [] input) {</text:span></text:p>
      <text:p text:style-name="P14"><text:span text:style-name="T33"><text:tab/><text:tab/>jcbA = new JComboBox&lt;String&gt; (input);<text:line-break/><text:tab/>}</text:span></text:p>
      <text:p text:style-name="P23"/>
      <text:p text:style-name="P5"><text:span text:style-name="T1"/></text:p>
      <text:p text:style-name="P30"><text:span text:style-name="T1">Grading Rubric:</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text:span text:style-name="T1">Attribute</text:span></text:p>
          </table:table-cell>
          <table:table-cell table:style-name="Table1.A1" office:value-type="string">
            <text:p text:style-name="P24"><text:span text:style-name="T1">Meets</text:span></text:p>
          </table:table-cell>
          <table:table-cell table:style-name="Table1.A1" office:value-type="string">
            <text:p text:style-name="P24"><text:span text:style-name="T1">Does not meet</text:span></text:p>
          </table:table-cell>
        </table:table-row>
        <table:table-row table:style-name="Table1.1">
          <table:table-cell table:style-name="Table1.A1" office:value-type="string">
            <text:p text:style-name="P25"><text:span text:style-name="T2">Problem 1</text:span></text:p>
          </table:table-cell>
          <table:table-cell table:style-name="Table1.A1" office:value-type="string">
            <text:p text:style-name="P25"><text:span text:style-name="T1">10 points<text:line-break/></text:span><text:span text:style-name="T2">Gives a one or two sentence description of each standard UML diagram.</text:span></text:p>
          </table:table-cell>
          <table:table-cell table:style-name="Table1.A1" office:value-type="string">
            <text:p text:style-name="P25"><text:span text:style-name="T1">0 points<text:line-break/></text:span><text:span text:style-name="T2">Does not give a one or two sentence description of each standard UML diagram.</text:span></text:p>
          </table:table-cell>
        </table:table-row>
        <table:table-row table:style-name="Table1.1">
          <table:table-cell table:style-name="Table1.A1" office:value-type="string">
            <text:p text:style-name="P25"><text:span text:style-name="T2">Problem 2</text:span></text:p>
          </table:table-cell>
          <table:table-cell table:style-name="Table1.A1" office:value-type="string">
            <text:p text:style-name="P25"><text:span text:style-name="T1">10 points<text:line-break/></text:span><text:span text:style-name="T2">Explains how the toString methods in the classes H2ClassA and H2ClassB be written to give the indicated output and take advantage of the natural toString method in H2ClassB.</text:span></text:p>
          </table:table-cell>
          <table:table-cell table:style-name="Table1.A1" office:value-type="string">
            <text:p text:style-name="P25"><text:span text:style-name="T1">0 points<text:line-break/></text:span><text:span text:style-name="T2">Does not explains how the toString methods in the classes H2ClassA and H2ClassB be written to give the indicated output and take advantage of the natural toString method in H2ClassB.</text:span></text:p>
          </table:table-cell>
        </table:table-row>
        <table:table-row table:style-name="Table1.1">
          <table:table-cell table:style-name="Table1.A1" office:value-type="string">
            <text:p text:style-name="P25"><text:span text:style-name="T2">Problem 3</text:span></text:p>
          </table:table-cell>
          <table:table-cell table:style-name="Table1.A1" office:value-type="string">
            <text:p text:style-name="P25"><text:span text:style-name="T1">10 points<text:line-break/></text:span><text:span text:style-name="T2">Provides at least two good answers explaining how the code can be corrected.</text:span></text:p>
          </table:table-cell>
          <table:table-cell table:style-name="Table1.A1" office:value-type="string">
            <text:p text:style-name="P25"><text:span text:style-name="T1">0 points<text:line-break/></text:span><text:span text:style-name="T2">Does not provide at least two good answers explaining how the code can be corrected.</text:span></text:p>
          </table:table-cell>
        </table:table-row>
        <table:table-row table:style-name="Table1.1">
          <table:table-cell table:style-name="Table1.A1" office:value-type="string">
            <text:p text:style-name="P25"><text:span text:style-name="T2">Problem 4</text:span></text:p>
          </table:table-cell>
          <table:table-cell table:style-name="Table1.A1" office:value-type="string">
            <text:p text:style-name="P25"><text:span text:style-name="T1">10 points<text:line-break/></text:span><text:span text:style-name="T2">Explains why the code gives a compiler error.</text:span></text:p>
            <text:p text:style-name="P25"><text:span text:style-name="T2">Explains how the code should be fixed.</text:span></text:p>
          </table:table-cell>
          <table:table-cell table:style-name="Table1.A1" office:value-type="string">
            <text:p text:style-name="P25"><text:span text:style-name="T1">0 points<text:line-break/></text:span><text:span text:style-name="T2">Does not explain why the code gives a compiler error.</text:span></text:p>
            <text:p text:style-name="P25"><text:span text:style-name="T2">Does not explain how the code should be fixed.</text:span></text:p>
          </table:table-cell>
        </table:table-row>
        <table:table-row table:style-name="Table1.1">
          <table:table-cell table:style-name="Table1.A1" office:value-type="string">
            <text:p text:style-name="P25"><text:span text:style-name="T2">Problem 5</text:span></text:p>
          </table:table-cell>
          <table:table-cell table:style-name="Table1.A1" office:value-type="string">
            <text:p text:style-name="P25"><text:span text:style-name="T1">10 points<text:line-break/></text:span><text:span text:style-name="T2">Explains what is wrong with the declaration.</text:span></text:p>
            <text:p text:style-name="P25"><text:span text:style-name="T2">Explains how the code should be fixed.</text:span></text:p>
          </table:table-cell>
          <table:table-cell table:style-name="Table1.A1" office:value-type="string">
            <text:p text:style-name="P25"><text:span text:style-name="T1">0 points<text:line-break/></text:span><text:span text:style-name="T2">Does not explain what is wrong with the declaration.</text:span></text:p>
            <text:p text:style-name="P25"><text:span text:style-name="T2">Does not explain how the code should be fixed.</text:span></text:p>
          </table:table-cell>
        </table:table-row>
        <table:table-row table:style-name="Table1.1">
          <table:table-cell table:style-name="Table1.A1" office:value-type="string">
            <text:p text:style-name="P25"><text:span text:style-name="T2">Problem 6</text:span></text:p>
          </table:table-cell>
          <table:table-cell table:style-name="Table1.A1" office:value-type="string">
            <text:p text:style-name="P25"><text:span text:style-name="T1">10 points<text:line-break/></text:span><text:span text:style-name="T2">Explains what is wrong with the code.</text:span></text:p>
            <text:p text:style-name="P25"><text:span text:style-name="T2">Explains how the code should be fixed.</text:span></text:p>
          </table:table-cell>
          <table:table-cell table:style-name="Table1.A1" office:value-type="string">
            <text:p text:style-name="P25"><text:span text:style-name="T1">0 points<text:line-break/></text:span><text:span text:style-name="T2">Does not explain what is wrong with the code.</text:span></text:p>
            <text:p text:style-name="P25"><text:span text:style-name="T2">Does not explain how the code should be fixed.</text:span></text:p>
          </table:table-cell>
        </table:table-row>
        <table:table-row table:style-name="Table1.1">
          <table:table-cell table:style-name="Table1.A1" office:value-type="string">
            <text:p text:style-name="P25"><text:span text:style-name="T2">Problem 7</text:span></text:p>
          </table:table-cell>
          <table:table-cell table:style-name="Table1.A1" office:value-type="string">
            <text:p text:style-name="P25"><text:span text:style-name="T1">10 points<text:line-break/></text:span><text:span text:style-name="T2">Explains what is wrong with the code.</text:span></text:p>
            <text:p text:style-name="P25"><text:span text:style-name="T2">Explains how the code should be fixed.</text:span></text:p>
          </table:table-cell>
          <table:table-cell table:style-name="Table1.A1" office:value-type="string">
            <text:p text:style-name="P25"><text:span text:style-name="T1">0 points<text:line-break/></text:span><text:span text:style-name="T2">Does not explain what is wrong with the code.</text:span></text:p>
            <text:p text:style-name="P25"><text:span text:style-name="T2">Does not explain how the code should be fixed.</text:span></text:p>
          </table:table-cell>
        </table:table-row>
        <table:table-row table:style-name="Table1.1">
          <table:table-cell table:style-name="Table1.A1" office:value-type="string">
            <text:p text:style-name="P25"><text:span text:style-name="T2">Problem 8</text:span></text:p>
          </table:table-cell>
          <table:table-cell table:style-name="Table1.A1" office:value-type="string">
            <text:p text:style-name="P25"><text:span text:style-name="T1">10 points</text:span><text:span text:style-name="T2"><text:line-break/>Explains what is wrong with the code.</text:span></text:p>
            <text:p text:style-name="P25"><text:span text:style-name="T2">Explains two ways x could be given a values of 24 legally.</text:span></text:p>
          </table:table-cell>
          <table:table-cell table:style-name="Table1.A1" office:value-type="string">
            <text:p text:style-name="P25"><text:span text:style-name="T1">0 points</text:span><text:span text:style-name="T2"><text:line-break/>Does not explain what is wrong with the code.</text:span></text:p>
            <text:p text:style-name="P25"><text:span text:style-name="T2">Does not explain two ways x could be given a values of 24 legally.</text:span></text:p>
          </table:table-cell>
        </table:table-row>
        <table:table-row table:style-name="Table1.1">
          <table:table-cell table:style-name="Table1.A1" office:value-type="string">
            <text:p text:style-name="P25"><text:span text:style-name="T2">Problem 9</text:span></text:p>
          </table:table-cell>
          <table:table-cell table:style-name="Table1.A1" office:value-type="string">
            <text:p text:style-name="P25"><text:span text:style-name="T1">10 points</text:span><text:span text:style-name="T2"><text:line-break/>Explains what is wrong with the code.</text:span></text:p>
            <text:p text:style-name="P25"><text:span text:style-name="T2">Explains 2 effective ways the code could be fixed.</text:span></text:p>
          </table:table-cell>
          <table:table-cell table:style-name="Table1.A1" office:value-type="string">
            <text:p text:style-name="P25"><text:span text:style-name="T1">0 points</text:span><text:span text:style-name="T2"><text:line-break/>Does not explain what is wrong with the code.</text:span></text:p>
            <text:p text:style-name="P25"><text:span text:style-name="T2">Does not explain 2 effective ways the code could be fixed.</text:span></text:p>
          </table:table-cell>
        </table:table-row>
        <table:table-row table:style-name="Table1.1">
          <table:table-cell table:style-name="Table1.A1" office:value-type="string">
            <text:p text:style-name="P25"><text:span text:style-name="T2">Problem 10</text:span></text:p>
          </table:table-cell>
          <table:table-cell table:style-name="Table1.A1" office:value-type="string">
            <text:p text:style-name="P25"><text:span text:style-name="T1">10 points</text:span><text:span text:style-name="T2"><text:line-break/>Explains why the code gives a compiler warning.</text:span></text:p>
            <text:p text:style-name="P25"><text:span text:style-name="T2">Explains how it should be fixed.</text:span></text:p>
          </table:table-cell>
          <table:table-cell table:style-name="Table1.A1" office:value-type="string">
            <text:p text:style-name="P25"><text:span text:style-name="T1">0 points</text:span><text:span text:style-name="T2"><text:line-break/>Does not explain why the code gives a compiler warning.</text:span></text:p>
            <text:p text:style-name="P25"><text:span text:style-name="T2">Does not explain how it should be fixed.</text:span><text:bookmark text:name="_GoBack"/></text:p>
          </table:table-cell>
        </table:table-row>
      </table:table>
      <text:p text:style-name="P27"/>
      <text:p text:style-name="P4"/>
      <text:p text:style-name="P29">References</text:p>
      <text:p text:style-name="P22"/>
      <text:p text:style-name="P3"><text:span text:style-name="T20">Object Management Group. (2017). </text:span><text:span text:style-name="T23">Unified </text:span><text:span text:style-name="T24">M</text:span><text:span text:style-name="T23">odeling Language</text:span><text:span text:style-name="T25"> (version 2.51). Retrieved from </text:span><text:a xlink:type="simple" xlink:href="https://www.omg.org/spec/UML/2.5.1/PDF" text:style-name="Internet_20_link" text:visited-style-name="Visited_20_Internet_20_Link"><text:span text:style-name="T25">https://www.omg.org/spec/UML/2.5.1/PDF</text:span></text:a><text:span text:style-name="T25">.</text:span></text:p>
      <text:p text:style-name="P2"><text:span text:style-name="T25">O</text:span><text:span text:style-name="T26">racle. (2020, July 09). </text:span><text:bookmark text:name="line1"/><text:span text:style-name="T22">MouseAdapter (Java Platform SE 8 )</text:span><text:span text:style-name="T26">. Java</text:span><text:span text:style-name="T21">TM</text:span><text:span text:style-name="T26"> Platform, Standard Edition 8 API Specification. https://docs.oracle.com/javase/8/docs/api/java/awt/event/MouseAdapter.htm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8</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im</meta:initial-creator>
    <dc:creator>Samuel Scalf</dc:creator>
    <meta:editing-cycles>11</meta:editing-cycles>
    <meta:print-date>2016-11-22T14:03:00</meta:print-date>
    <meta:creation-date>2016-11-22T14:14:00</meta:creation-date>
    <dc:date>2020-08-30T22:21:32.787274310</dc:date>
    <meta:editing-duration>PT23M37S</meta:editing-duration>
    <meta:generator>LibreOffice/6.4.4.2$Linux_X86_64 LibreOffice_project/40$Build-2</meta:generator>
    <meta:document-statistic meta:table-count="1" meta:image-count="0" meta:object-count="0" meta:page-count="8" meta:paragraph-count="101" meta:word-count="2072" meta:character-count="12136" meta:non-whitespace-character-count="992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